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5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2.769cm"/>
    </style:style>
    <style:style style:name="co6" style:family="table-column">
      <style:table-column-properties fo:break-before="auto" style:column-width="0.972cm"/>
    </style:style>
    <style:style style:name="co7" style:family="table-column">
      <style:table-column-properties fo:break-before="auto" style:column-width="2.549cm"/>
    </style:style>
    <style:style style:name="co8" style:family="table-column">
      <style:table-column-properties fo:break-before="auto" style:column-width="0.50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2" style:family="table-cell" style:parent-style-name="Default" style:data-style-name="N3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3" style:family="table-cell" style:parent-style-name="Default" style:data-style-name="N3">
      <style:text-properties style:text-position=""/>
    </style:style>
    <style:style style:name="ce4" style:family="table-cell" style:parent-style-name="Default" style:data-style-name="N3">
      <style:text-properties style:text-position="" fo:font-weight="bold" style:font-weight-asian="bold" style:font-weight-complex="bold"/>
    </style:style>
    <style:style style:name="ce5" style:family="table-cell" style:parent-style-name="Default" style:data-style-name="N10"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Tags" table:style-name="ta1">
        <table:table-column table:style-name="co1" table:number-columns-repeated="4" table:default-cell-style-name="Default"/>
        <table:table-row table:style-name="ro1">
          <table:table-cell table:style-name="ce1" office:value-type="string">
            <text:p>FB2</text:p>
          </table:table-cell>
          <table:table-cell table:style-name="ce1" office:value-type="string">
            <text:p>DocBook</text:p>
          </table:table-cell>
          <table:table-cell table:style-name="ce1" office:value-type="string">
            <text:p>SDB</text:p>
          </table:table-cell>
          <table:table-cell table:style-name="ce1" office:value-type="string">
            <text:p>html</text:p>
          </table:table-cell>
        </table:table-row>
        <table:table-row table:style-name="ro1">
          <table:table-cell office:value-type="string">
            <text:p>FictionBook</text:p>
          </table:table-cell>
          <table:table-cell table:number-columns-repeated="3"/>
        </table:table-row>
        <table:table-row table:style-name="ro1">
          <table:table-cell office:value-type="string">
            <text:p>a</text:p>
          </table:table-cell>
          <table:table-cell office:value-type="string">
            <text:p>xref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annotation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office:value-type="string">
            <text:p>author</text:p>
          </table:table-cell>
          <table:table-cell office:value-type="string">
            <text:p>author[group]</text:p>
          </table:table-cell>
          <table:table-cell table:number-columns-repeated="2"/>
        </table:table-row>
        <table:table-row table:style-name="ro1">
          <table:table-cell office:value-type="string">
            <text:p>binary</text:p>
          </table:table-cell>
          <table:table-cell table:number-columns-repeated="3"/>
        </table:table-row>
        <table:table-row table:style-name="ro1">
          <table:table-cell office:value-type="string">
            <text:p>body</text:p>
          </table:table-cell>
          <table:table-cell table:number-columns-repeated="3"/>
        </table:table-row>
        <table:table-row table:style-name="ro1">
          <table:table-cell office:value-type="string">
            <text:p>book-name</text:p>
          </table:table-cell>
          <table:table-cell table:number-columns-repeated="3"/>
        </table:table-row>
        <table:table-row table:style-name="ro1">
          <table:table-cell office:value-type="string">
            <text:p>book-title</text:p>
          </table:table-cell>
          <table:table-cell table:number-columns-repeated="3"/>
        </table:table-row>
        <table:table-row table:style-name="ro1">
          <table:table-cell office:value-type="string">
            <text:p>cite</text:p>
          </table:table-cell>
          <table:table-cell office:value-type="string">
            <text:p>[blo]quote</text:p>
          </table:table-cell>
          <table:table-cell table:number-columns-repeated="2"/>
        </table:table-row>
        <table:table-row table:style-name="ro1">
          <table:table-cell office:value-type="string">
            <text:p>city</text:p>
          </table:table-cell>
          <table:table-cell table:number-columns-repeated="3"/>
        </table:table-row>
        <table:table-row table:style-name="ro1">
          <table:table-cell office:value-type="string">
            <text:p>code</text:p>
          </table:table-cell>
          <table:table-cell table:number-columns-repeated="3"/>
        </table:table-row>
        <table:table-row table:style-name="ro1">
          <table:table-cell office:value-type="string">
            <text:p>coverpage</text:p>
          </table:table-cell>
          <table:table-cell table:number-columns-repeated="3"/>
        </table:table-row>
        <table:table-row table:style-name="ro1">
          <table:table-cell office:value-type="string">
            <text:p>custom-info</text:p>
          </table:table-cell>
          <table:table-cell table:number-columns-repeated="3"/>
        </table:table-row>
        <table:table-row table:style-name="ro1">
          <table:table-cell table:number-columns-repeated="2" office:value-type="string">
            <text:p>date</text:p>
          </table:table-cell>
          <table:table-cell table:number-columns-repeated="2"/>
        </table:table-row>
        <table:table-row table:style-name="ro1">
          <table:table-cell office:value-type="string">
            <text:p>description</text:p>
          </table:table-cell>
          <table:table-cell table:number-columns-repeated="3"/>
        </table:table-row>
        <table:table-row table:style-name="ro1">
          <table:table-cell office:value-type="string">
            <text:p>document-info</text:p>
          </table:table-cell>
          <table:table-cell table:number-columns-repeated="3"/>
        </table:table-row>
        <table:table-row table:style-name="ro1">
          <table:table-cell table:number-columns-repeated="2" office:value-type="string">
            <text:p>email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emphasis</text:p>
          </table:table-cell>
          <table:table-cell table:number-columns-repeated="2"/>
        </table:table-row>
        <table:table-row table:style-name="ro1">
          <table:table-cell office:value-type="string">
            <text:p>empty-line</text:p>
          </table:table-cell>
          <table:table-cell table:number-columns-repeated="3"/>
        </table:table-row>
        <table:table-row table:style-name="ro1">
          <table:table-cell table:number-columns-repeated="2" office:value-type="string">
            <text:p>epigraph</text:p>
          </table:table-cell>
          <table:table-cell table:number-columns-repeated="2"/>
        </table:table-row>
        <table:table-row table:style-name="ro1">
          <table:table-cell office:value-type="string">
            <text:p>first-name</text:p>
          </table:table-cell>
          <table:table-cell office:value-type="string">
            <text:p>firstname</text:p>
          </table:table-cell>
          <table:table-cell table:number-columns-repeated="2"/>
        </table:table-row>
        <table:table-row table:style-name="ro1">
          <table:table-cell office:value-type="string">
            <text:p>genre</text:p>
          </table:table-cell>
          <table:table-cell table:number-columns-repeated="3"/>
        </table:table-row>
        <table:table-row table:style-name="ro1">
          <table:table-cell office:value-type="string">
            <text:p>history</text:p>
          </table:table-cell>
          <table:table-cell table:number-columns-repeated="3"/>
        </table:table-row>
        <table:table-row table:style-name="ro1">
          <table:table-cell office:value-type="string">
            <text:p>home-page</text:p>
          </table:table-cell>
          <table:table-cell table:number-columns-repeated="3"/>
        </table:table-row>
        <table:table-row table:style-name="ro1">
          <table:table-cell office:value-type="string">
            <text:p>id</text:p>
          </table:table-cell>
          <table:table-cell table:number-columns-repeated="3"/>
        </table:table-row>
        <table:table-row table:style-name="ro1">
          <table:table-cell office:value-type="string">
            <text:p>isbn</text:p>
          </table:table-cell>
          <table:table-cell table:number-columns-repeated="3"/>
        </table:table-row>
        <table:table-row table:style-name="ro1">
          <table:table-cell office:value-type="string">
            <text:p>image</text:p>
          </table:table-cell>
          <table:table-cell office:value-type="string">
            <text:p>imageobject</text:p>
          </table:table-cell>
          <table:table-cell table:number-columns-repeated="2"/>
        </table:table-row>
        <table:table-row table:style-name="ro1">
          <table:table-cell office:value-type="string">
            <text:p>keywords</text:p>
          </table:table-cell>
          <table:table-cell office:value-type="string">
            <text:p>keywordset</text:p>
          </table:table-cell>
          <table:table-cell table:number-columns-repeated="2"/>
        </table:table-row>
        <table:table-row table:style-name="ro1">
          <table:table-cell office:value-type="string">
            <text:p>lang</text:p>
          </table:table-cell>
          <table:table-cell table:number-columns-repeated="3"/>
        </table:table-row>
        <table:table-row table:style-name="ro1">
          <table:table-cell office:value-type="string">
            <text:p>last-name</text:p>
          </table:table-cell>
          <table:table-cell table:number-columns-repeated="3"/>
        </table:table-row>
        <table:table-row table:style-name="ro1">
          <table:table-cell office:value-type="string">
            <text:p>middle-name</text:p>
          </table:table-cell>
          <table:table-cell office:value-type="string">
            <text:p>surname</text:p>
          </table:table-cell>
          <table:table-cell table:number-columns-repeated="2"/>
        </table:table-row>
        <table:table-row table:style-name="ro1">
          <table:table-cell office:value-type="string">
            <text:p>nickname</text:p>
          </table:table-cell>
          <table:table-cell table:number-columns-repeated="3"/>
        </table:table-row>
        <table:table-row table:style-name="ro1">
          <table:table-cell office:value-type="string">
            <text:p>output-document-class</text:p>
          </table:table-cell>
          <table:table-cell table:number-columns-repeated="3"/>
        </table:table-row>
        <table:table-row table:style-name="ro1">
          <table:table-cell office:value-type="string">
            <text:p>output</text:p>
          </table:table-cell>
          <table:table-cell table:number-columns-repeated="3"/>
        </table:table-row>
        <table:table-row table:style-name="ro1">
          <table:table-cell office:value-type="string">
            <text:p>p</text:p>
          </table:table-cell>
          <table:table-cell office:value-type="string">
            <text:p>para</text:p>
          </table:table-cell>
          <table:table-cell table:number-columns-repeated="2"/>
        </table:table-row>
        <table:table-row table:style-name="ro1">
          <table:table-cell office:value-type="string">
            <text:p>part</text:p>
          </table:table-cell>
          <table:table-cell table:number-columns-repeated="3"/>
        </table:table-row>
        <table:table-row table:style-name="ro1">
          <table:table-cell office:value-type="string">
            <text:p>poem</text:p>
          </table:table-cell>
          <table:table-cell table:number-columns-repeated="3"/>
        </table:table-row>
        <table:table-row table:style-name="ro1">
          <table:table-cell office:value-type="string">
            <text:p>program-used</text:p>
          </table:table-cell>
          <table:table-cell table:number-columns-repeated="3"/>
        </table:table-row>
        <table:table-row table:style-name="ro1">
          <table:table-cell office:value-type="string">
            <text:p>publish-info</text:p>
          </table:table-cell>
          <table:table-cell office:value-type="string">
            <text:p>publisher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office:value-type="string">
            <text:p>publisher</text:p>
          </table:table-cell>
          <table:table-cell office:value-type="string">
            <text:p>publishername</text:p>
          </table:table-cell>
          <table:table-cell table:number-columns-repeated="2"/>
        </table:table-row>
        <table:table-row table:style-name="ro1">
          <table:table-cell office:value-type="string">
            <text:p>section</text:p>
          </table:table-cell>
          <table:table-cell table:number-columns-repeated="3"/>
        </table:table-row>
        <table:table-row table:style-name="ro1">
          <table:table-cell office:value-type="string">
            <text:p>sequence</text:p>
          </table:table-cell>
          <table:table-cell table:number-columns-repeated="3"/>
        </table:table-row>
        <table:table-row table:style-name="ro1">
          <table:table-cell office:value-type="string">
            <text:p>src-lang</text:p>
          </table:table-cell>
          <table:table-cell table:number-columns-repeated="3"/>
        </table:table-row>
        <table:table-row table:style-name="ro1">
          <table:table-cell office:value-type="string">
            <text:p>src-ocr</text:p>
          </table:table-cell>
          <table:table-cell table:number-columns-repeated="3"/>
        </table:table-row>
        <table:table-row table:style-name="ro1">
          <table:table-cell office:value-type="string">
            <text:p>src-title-info</text:p>
          </table:table-cell>
          <table:table-cell table:number-columns-repeated="3"/>
        </table:table-row>
        <table:table-row table:style-name="ro1">
          <table:table-cell office:value-type="string">
            <text:p>src-url</text:p>
          </table:table-cell>
          <table:table-cell table:number-columns-repeated="3"/>
        </table:table-row>
        <table:table-row table:style-name="ro1">
          <table:table-cell office:value-type="string">
            <text:p>stanza</text:p>
          </table:table-cell>
          <table:table-cell table:number-columns-repeated="3"/>
        </table:table-row>
        <table:table-row table:style-name="ro1">
          <table:table-cell office:value-type="string">
            <text:p>strikethrough</text:p>
          </table:table-cell>
          <table:table-cell table:number-columns-repeated="3"/>
        </table:table-row>
        <table:table-row table:style-name="ro1">
          <table:table-cell office:value-type="string">
            <text:p>strong</text:p>
          </table:table-cell>
          <table:table-cell table:number-columns-repeated="3"/>
        </table:table-row>
        <table:table-row table:style-name="ro1">
          <table:table-cell office:value-type="string">
            <text:p>style</text:p>
          </table:table-cell>
          <table:table-cell table:number-columns-repeated="3"/>
        </table:table-row>
        <table:table-row table:style-name="ro1">
          <table:table-cell office:value-type="string">
            <text:p>stylesheet</text:p>
          </table:table-cell>
          <table:table-cell table:number-columns-repeated="3"/>
        </table:table-row>
        <table:table-row table:style-name="ro1">
          <table:table-cell office:value-type="string">
            <text:p>sub</text:p>
          </table:table-cell>
          <table:table-cell office:value-type="string">
            <text:p>subscript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subtitle</text:p>
          </table:table-cell>
          <table:table-cell table:number-columns-repeated="2"/>
        </table:table-row>
        <table:table-row table:style-name="ro1">
          <table:table-cell office:value-type="string">
            <text:p>sup</text:p>
          </table:table-cell>
          <table:table-cell office:value-type="string">
            <text:p>superscript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table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td</text:p>
          </table:table-cell>
          <table:table-cell table:number-columns-repeated="2"/>
        </table:table-row>
        <table:table-row table:style-name="ro1">
          <table:table-cell office:value-type="string">
            <text:p>text-author</text:p>
          </table:table-cell>
          <table:table-cell table:number-columns-repeated="3"/>
        </table:table-row>
        <table:table-row table:style-name="ro1">
          <table:table-cell table:number-columns-repeated="2" office:value-type="string">
            <text:p>th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title</text:p>
          </table:table-cell>
          <table:table-cell table:number-columns-repeated="2"/>
        </table:table-row>
        <table:table-row table:style-name="ro1">
          <table:table-cell office:value-type="string">
            <text:p>title-info</text:p>
          </table:table-cell>
          <table:table-cell table:number-columns-repeated="3"/>
        </table:table-row>
        <table:table-row table:style-name="ro1">
          <table:table-cell table:number-columns-repeated="2" office:value-type="string">
            <text:p>tr</text:p>
          </table:table-cell>
          <table:table-cell table:number-columns-repeated="2"/>
        </table:table-row>
        <table:table-row table:style-name="ro1">
          <table:table-cell office:value-type="string">
            <text:p>translator</text:p>
          </table:table-cell>
          <table:table-cell table:number-columns-repeated="3"/>
        </table:table-row>
        <table:table-row table:style-name="ro1">
          <table:table-cell office:value-type="string">
            <text:p>v</text:p>
          </table:table-cell>
          <table:table-cell table:number-columns-repeated="3"/>
        </table:table-row>
        <table:table-row table:style-name="ro1">
          <table:table-cell office:value-type="string">
            <text:p>version</text:p>
          </table:table-cell>
          <table:table-cell table:number-columns-repeated="3"/>
        </table:table-row>
        <table:table-row table:style-name="ro1">
          <table:table-cell table:number-columns-repeated="2" office:value-type="string">
            <text:p>year</text:p>
          </table:table-cell>
          <table:table-cell table:number-columns-repeated="2"/>
        </table:table-row>
      </table:table>
      <table:table table:name="Result" table:style-name="ta1"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row table:style-name="ro1">
          <table:table-cell table:style-name="ce6" office:value-type="string">
            <text:p>tag</text:p>
          </table:table-cell>
          <table:table-cell table:style-name="ce6" office:value-type="string">
            <text:p>qty</text:p>
          </table:table-cell>
          <table:table-cell/>
        </table:table-row>
        <table:table-row table:style-name="ro1">
          <table:table-cell office:value-type="string">
            <text:p>output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part</text:p>
          </table:table-cell>
          <table:table-cell office:value-type="float" office:value="6">
            <text:p>6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stylesheet</text:p>
          </table:table-cell>
          <table:table-cell office:value-type="float" office:value="862">
            <text:p>862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keywords</text:p>
          </table:table-cell>
          <table:table-cell office:value-type="float" office:value="9517">
            <text:p>9517</text:p>
          </table:table-cell>
          <table:table-cell/>
        </table:table-row>
        <table:table-row table:style-name="ro1">
          <table:table-cell office:value-type="string">
            <text:p>src-title-info</text:p>
          </table:table-cell>
          <table:table-cell office:value-type="float" office:value="16385">
            <text:p>16385</text:p>
          </table:table-cell>
          <table:table-cell/>
        </table:table-row>
        <table:table-row table:style-name="ro1">
          <table:table-cell office:value-type="string">
            <text:p>home-page</text:p>
          </table:table-cell>
          <table:table-cell office:value-type="float" office:value="17888">
            <text:p>17888</text:p>
          </table:table-cell>
          <table:table-cell/>
        </table:table-row>
        <table:table-row table:style-name="ro1">
          <table:table-cell office:value-type="string">
            <text:p>table</text:p>
          </table:table-cell>
          <table:table-cell office:value-type="float" office:value="23287">
            <text:p>23287</text:p>
          </table:table-cell>
          <table:table-cell/>
        </table:table-row>
        <table:table-row table:style-name="ro1">
          <table:table-cell office:value-type="string">
            <text:p>strikethrough</text:p>
          </table:table-cell>
          <table:table-cell office:value-type="float" office:value="27607">
            <text:p>27607</text:p>
          </table:table-cell>
          <table:table-cell/>
        </table:table-row>
        <table:table-row table:style-name="ro1">
          <table:table-cell office:value-type="string">
            <text:p>th</text:p>
          </table:table-cell>
          <table:table-cell office:value-type="float" office:value="34110">
            <text:p>34110</text:p>
          </table:table-cell>
          <table:table-cell/>
        </table:table-row>
        <table:table-row table:style-name="ro1">
          <table:table-cell office:value-type="string">
            <text:p>translator</text:p>
          </table:table-cell>
          <table:table-cell office:value-type="float" office:value="68922">
            <text:p>68922</text:p>
          </table:table-cell>
          <table:table-cell/>
        </table:table-row>
        <table:table-row table:style-name="ro1">
          <table:table-cell office:value-type="string">
            <text:p>custom-info</text:p>
          </table:table-cell>
          <table:table-cell office:value-type="float" office:value="78424">
            <text:p>78424</text:p>
          </table:table-cell>
          <table:table-cell/>
        </table:table-row>
        <table:table-row table:style-name="ro1">
          <table:table-cell office:value-type="string">
            <text:p>isbn</text:p>
          </table:table-cell>
          <table:table-cell office:value-type="float" office:value="79126">
            <text:p>79126</text:p>
          </table:table-cell>
          <table:table-cell/>
        </table:table-row>
        <table:table-row table:style-name="ro1">
          <table:table-cell office:value-type="string">
            <text:p>src-ocr</text:p>
          </table:table-cell>
          <table:table-cell office:value-type="float" office:value="87308">
            <text:p>87308</text:p>
          </table:table-cell>
          <table:table-cell/>
        </table:table-row>
        <table:table-row table:style-name="ro1">
          <table:table-cell office:value-type="string">
            <text:p>src-url</text:p>
          </table:table-cell>
          <table:table-cell office:value-type="float" office:value="87797">
            <text:p>87797</text:p>
          </table:table-cell>
          <table:table-cell/>
        </table:table-row>
        <table:table-row table:style-name="ro1">
          <table:table-cell office:value-type="string">
            <text:p>email</text:p>
          </table:table-cell>
          <table:table-cell office:value-type="float" office:value="91486">
            <text:p>91486</text:p>
          </table:table-cell>
          <table:table-cell/>
        </table:table-row>
        <table:table-row table:style-name="ro1">
          <table:table-cell office:value-type="string">
            <text:p>history</text:p>
          </table:table-cell>
          <table:table-cell office:value-type="float" office:value="92376">
            <text:p>92376</text:p>
          </table:table-cell>
          <table:table-cell/>
        </table:table-row>
        <table:table-row table:style-name="ro1">
          <table:table-cell office:value-type="string">
            <text:p>city</text:p>
          </table:table-cell>
          <table:table-cell office:value-type="float" office:value="94830">
            <text:p>94830</text:p>
          </table:table-cell>
          <table:table-cell/>
        </table:table-row>
        <table:table-row table:style-name="ro1">
          <table:table-cell office:value-type="string">
            <text:p>src-lang</text:p>
          </table:table-cell>
          <table:table-cell office:value-type="float" office:value="106720">
            <text:p>106720</text:p>
          </table:table-cell>
          <table:table-cell/>
        </table:table-row>
        <table:table-row table:style-name="ro1">
          <table:table-cell office:value-type="string">
            <text:p>book-name</text:p>
          </table:table-cell>
          <table:table-cell office:value-type="float" office:value="108022">
            <text:p>108022</text:p>
          </table:table-cell>
          <table:table-cell office:value-type="string">
            <text:p>?</text:p>
          </table:table-cell>
        </table:table-row>
        <table:table-row table:style-name="ro1">
          <table:table-cell office:value-type="string">
            <text:p>year</text:p>
          </table:table-cell>
          <table:table-cell office:value-type="float" office:value="110684">
            <text:p>110684</text:p>
          </table:table-cell>
          <table:table-cell office:value-type="string">
            <text:p>?</text:p>
          </table:table-cell>
        </table:table-row>
        <table:table-row table:style-name="ro1">
          <table:table-cell office:value-type="string">
            <text:p>middle-name</text:p>
          </table:table-cell>
          <table:table-cell office:value-type="float" office:value="111295">
            <text:p>111295</text:p>
          </table:table-cell>
          <table:table-cell office:value-type="string">
            <text:p>*</text:p>
          </table:table-cell>
        </table:table-row>
        <table:table-row table:style-name="ro1">
          <table:table-cell office:value-type="string">
            <text:p>publisher</text:p>
          </table:table-cell>
          <table:table-cell office:value-type="float" office:value="112211">
            <text:p>112211</text:p>
          </table:table-cell>
          <table:table-cell/>
        </table:table-row>
        <table:table-row table:style-name="ro1">
          <table:table-cell office:value-type="string">
            <text:p>sequence</text:p>
          </table:table-cell>
          <table:table-cell office:value-type="float" office:value="115502">
            <text:p>115502</text:p>
          </table:table-cell>
          <table:table-cell/>
        </table:table-row>
        <table:table-row table:style-name="ro1">
          <table:table-cell office:value-type="string">
            <text:p>publish-info</text:p>
          </table:table-cell>
          <table:table-cell office:value-type="float" office:value="132760">
            <text:p>132760</text:p>
          </table:table-cell>
          <table:table-cell/>
        </table:table-row>
        <table:table-row table:style-name="ro1">
          <table:table-cell office:value-type="string">
            <text:p>coverpage</text:p>
          </table:table-cell>
          <table:table-cell office:value-type="float" office:value="143260">
            <text:p>143260</text:p>
          </table:table-cell>
          <table:table-cell/>
        </table:table-row>
        <table:table-row table:style-name="ro1">
          <table:table-cell office:value-type="string">
            <text:p>annotation</text:p>
          </table:table-cell>
          <table:table-cell office:value-type="float" office:value="152218">
            <text:p>152218</text:p>
          </table:table-cell>
          <table:table-cell office:value-type="string">
            <text:p>?</text:p>
          </table:table-cell>
        </table:table-row>
        <table:table-row table:style-name="ro1">
          <table:table-cell office:value-type="string">
            <text:p>nickname</text:p>
          </table:table-cell>
          <table:table-cell office:value-type="float" office:value="164448">
            <text:p>164448</text:p>
          </table:table-cell>
          <table:table-cell/>
        </table:table-row>
        <table:table-row table:style-name="ro1">
          <table:table-cell office:value-type="string">
            <text:p>sub</text:p>
          </table:table-cell>
          <table:table-cell office:value-type="float" office:value="197820">
            <text:p>197820</text:p>
          </table:table-cell>
          <table:table-cell/>
        </table:table-row>
        <table:table-row table:style-name="ro1">
          <table:table-cell office:value-type="string">
            <text:p>program-used</text:p>
          </table:table-cell>
          <table:table-cell office:value-type="float" office:value="240444">
            <text:p>240444</text:p>
          </table:table-cell>
          <table:table-cell/>
        </table:table-row>
        <table:table-row table:style-name="ro1">
          <table:table-cell office:value-type="string">
            <text:p>version</text:p>
          </table:table-cell>
          <table:table-cell office:value-type="float" office:value="241670">
            <text:p>241670</text:p>
          </table:table-cell>
          <table:table-cell office:value-type="string">
            <text:p>?</text:p>
          </table:table-cell>
        </table:table-row>
        <table:table-row table:style-name="ro1">
          <table:table-cell office:value-type="string">
            <text:p>document-info</text:p>
          </table:table-cell>
          <table:table-cell office:value-type="float" office:value="241875">
            <text:p>241875</text:p>
          </table:table-cell>
          <table:table-cell office:value-type="string">
            <text:p>?</text:p>
          </table:table-cell>
        </table:table-row>
        <table:table-row table:style-name="ro1">
          <table:table-cell office:value-type="string">
            <text:p>tr</text:p>
          </table:table-cell>
          <table:table-cell office:value-type="float" office:value="242005">
            <text:p>242005</text:p>
          </table:table-cell>
          <table:table-cell/>
        </table:table-row>
        <table:table-row table:style-name="ro1">
          <table:table-cell office:value-type="string">
            <text:p>FictionBook</text:p>
          </table:table-cell>
          <table:table-cell office:value-type="float" office:value="242522">
            <text:p>242522</text:p>
          </table:table-cell>
          <table:table-cell office:value-type="string">
            <text:p>*</text:p>
          </table:table-cell>
        </table:table-row>
        <table:table-row table:style-name="ro1">
          <table:table-cell office:value-type="string">
            <text:p>description</text:p>
          </table:table-cell>
          <table:table-cell office:value-type="float" office:value="242522">
            <text:p>242522</text:p>
          </table:table-cell>
          <table:table-cell office:value-type="string">
            <text:p>*</text:p>
          </table:table-cell>
        </table:table-row>
        <table:table-row table:style-name="ro1">
          <table:table-cell office:value-type="string">
            <text:p>title-info</text:p>
          </table:table-cell>
          <table:table-cell office:value-type="float" office:value="242522">
            <text:p>242522</text:p>
          </table:table-cell>
          <table:table-cell office:value-type="string">
            <text:p>*</text:p>
          </table:table-cell>
        </table:table-row>
        <table:table-row table:style-name="ro1">
          <table:table-cell office:value-type="string">
            <text:p>lang</text:p>
          </table:table-cell>
          <table:table-cell office:value-type="float" office:value="258240">
            <text:p>258240</text:p>
          </table:table-cell>
          <table:table-cell office:value-type="string">
            <text:p>?</text:p>
          </table:table-cell>
        </table:table-row>
        <table:table-row table:style-name="ro1">
          <table:table-cell office:value-type="string">
            <text:p>book-title</text:p>
          </table:table-cell>
          <table:table-cell office:value-type="float" office:value="258908">
            <text:p>258908</text:p>
          </table:table-cell>
          <table:table-cell office:value-type="string">
            <text:p>?</text:p>
          </table:table-cell>
        </table:table-row>
        <table:table-row table:style-name="ro1">
          <table:table-cell office:value-type="string">
            <text:p>epigraph</text:p>
          </table:table-cell>
          <table:table-cell office:value-type="float" office:value="282790">
            <text:p>282790</text:p>
          </table:table-cell>
          <table:table-cell/>
        </table:table-row>
        <table:table-row table:style-name="ro1">
          <table:table-cell office:value-type="string">
            <text:p>genre</text:p>
          </table:table-cell>
          <table:table-cell office:value-type="float" office:value="286793">
            <text:p>286793</text:p>
          </table:table-cell>
          <table:table-cell office:value-type="string">
            <text:p>*</text:p>
          </table:table-cell>
        </table:table-row>
        <table:table-row table:style-name="ro1">
          <table:table-cell office:value-type="string">
            <text:p>id</text:p>
          </table:table-cell>
          <table:table-cell office:value-type="float" office:value="294885">
            <text:p>294885</text:p>
          </table:table-cell>
          <table:table-cell office:value-type="string">
            <text:p>?</text:p>
          </table:table-cell>
        </table:table-row>
        <table:table-row table:style-name="ro1">
          <table:table-cell office:value-type="string">
            <text:p>body</text:p>
          </table:table-cell>
          <table:table-cell office:value-type="float" office:value="317849">
            <text:p>317849</text:p>
          </table:table-cell>
          <table:table-cell/>
        </table:table-row>
        <table:table-row table:style-name="ro1">
          <table:table-cell office:value-type="string">
            <text:p>text-author</text:p>
          </table:table-cell>
          <table:table-cell office:value-type="float" office:value="404542">
            <text:p>404542</text:p>
          </table:table-cell>
          <table:table-cell office:value-type="string">
            <text:p>?</text:p>
          </table:table-cell>
        </table:table-row>
        <table:table-row table:style-name="ro1">
          <table:table-cell office:value-type="string">
            <text:p>date</text:p>
          </table:table-cell>
          <table:table-cell office:value-type="float" office:value="428252">
            <text:p>428252</text:p>
          </table:table-cell>
          <table:table-cell office:value-type="string">
            <text:p>?</text:p>
          </table:table-cell>
        </table:table-row>
        <table:table-row table:style-name="ro1">
          <table:table-cell office:value-type="string">
            <text:p>last-name</text:p>
          </table:table-cell>
          <table:table-cell office:value-type="float" office:value="475833">
            <text:p>475833</text:p>
          </table:table-cell>
          <table:table-cell office:value-type="string">
            <text:p>*</text:p>
          </table:table-cell>
        </table:table-row>
        <table:table-row table:style-name="ro1">
          <table:table-cell office:value-type="string">
            <text:p>first-name</text:p>
          </table:table-cell>
          <table:table-cell office:value-type="float" office:value="475887">
            <text:p>475887</text:p>
          </table:table-cell>
          <table:table-cell office:value-type="string">
            <text:p>*</text:p>
          </table:table-cell>
        </table:table-row>
        <table:table-row table:style-name="ro1">
          <table:table-cell office:value-type="string">
            <text:p>code</text:p>
          </table:table-cell>
          <table:table-cell office:value-type="float" office:value="486603">
            <text:p>486603</text:p>
          </table:table-cell>
          <table:table-cell/>
        </table:table-row>
        <table:table-row table:style-name="ro1">
          <table:table-cell office:value-type="string">
            <text:p>style</text:p>
          </table:table-cell>
          <table:table-cell office:value-type="float" office:value="518700">
            <text:p>518700</text:p>
          </table:table-cell>
          <table:table-cell/>
        </table:table-row>
        <table:table-row table:style-name="ro1">
          <table:table-cell office:value-type="string">
            <text:p>author</text:p>
          </table:table-cell>
          <table:table-cell office:value-type="float" office:value="542613">
            <text:p>542613</text:p>
          </table:table-cell>
          <table:table-cell office:value-type="string">
            <text:p>?</text:p>
          </table:table-cell>
        </table:table-row>
        <table:table-row table:style-name="ro1">
          <table:table-cell office:value-type="string">
            <text:p>cite</text:p>
          </table:table-cell>
          <table:table-cell office:value-type="float" office:value="869292">
            <text:p>869292</text:p>
          </table:table-cell>
          <table:table-cell/>
        </table:table-row>
        <table:table-row table:style-name="ro1">
          <table:table-cell office:value-type="string">
            <text:p>td</text:p>
          </table:table-cell>
          <table:table-cell office:value-type="float" office:value="969522">
            <text:p>969522</text:p>
          </table:table-cell>
          <table:table-cell/>
        </table:table-row>
        <table:table-row table:style-name="ro1">
          <table:table-cell office:value-type="string">
            <text:p>poem</text:p>
          </table:table-cell>
          <table:table-cell office:value-type="float" office:value="1142206">
            <text:p>1142206</text:p>
          </table:table-cell>
          <table:table-cell/>
        </table:table-row>
        <table:table-row table:style-name="ro1">
          <table:table-cell office:value-type="string">
            <text:p>sup</text:p>
          </table:table-cell>
          <table:table-cell office:value-type="float" office:value="1200072">
            <text:p>1200072</text:p>
          </table:table-cell>
          <table:table-cell/>
        </table:table-row>
        <table:table-row table:style-name="ro1">
          <table:table-cell office:value-type="string">
            <text:p>binary</text:p>
          </table:table-cell>
          <table:table-cell office:value-type="float" office:value="1382841">
            <text:p>1382841</text:p>
          </table:table-cell>
          <table:table-cell/>
        </table:table-row>
        <table:table-row table:style-name="ro1">
          <table:table-cell office:value-type="string">
            <text:p>image</text:p>
          </table:table-cell>
          <table:table-cell office:value-type="float" office:value="1483305">
            <text:p>1483305</text:p>
          </table:table-cell>
          <table:table-cell/>
        </table:table-row>
        <table:table-row table:style-name="ro1">
          <table:table-cell office:value-type="string">
            <text:p>stanza</text:p>
          </table:table-cell>
          <table:table-cell office:value-type="float" office:value="2072766">
            <text:p>2072766</text:p>
          </table:table-cell>
          <table:table-cell/>
        </table:table-row>
        <table:table-row table:style-name="ro1">
          <table:table-cell office:value-type="string">
            <text:p>subtitle</text:p>
          </table:table-cell>
          <table:table-cell office:value-type="float" office:value="3271585">
            <text:p>3271585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float" office:value="4111129">
            <text:p>4111129</text:p>
          </table:table-cell>
          <table:table-cell/>
        </table:table-row>
        <table:table-row table:style-name="ro1">
          <table:table-cell office:value-type="string">
            <text:p>strong</text:p>
          </table:table-cell>
          <table:table-cell office:value-type="float" office:value="8063950">
            <text:p>8063950</text:p>
          </table:table-cell>
          <table:table-cell/>
        </table:table-row>
        <table:table-row table:style-name="ro1">
          <table:table-cell office:value-type="string">
            <text:p>title</text:p>
          </table:table-cell>
          <table:table-cell office:value-type="float" office:value="8674319">
            <text:p>8674319</text:p>
          </table:table-cell>
          <table:table-cell/>
        </table:table-row>
        <table:table-row table:style-name="ro1">
          <table:table-cell office:value-type="string">
            <text:p>section</text:p>
          </table:table-cell>
          <table:table-cell office:value-type="float" office:value="9040099">
            <text:p>9040099</text:p>
          </table:table-cell>
          <table:table-cell/>
        </table:table-row>
        <table:table-row table:style-name="ro1">
          <table:table-cell office:value-type="string">
            <text:p>v</text:p>
          </table:table-cell>
          <table:table-cell office:value-type="float" office:value="11909467">
            <text:p>11909467</text:p>
          </table:table-cell>
          <table:table-cell/>
        </table:table-row>
        <table:table-row table:style-name="ro1">
          <table:table-cell office:value-type="string">
            <text:p>empty-line</text:p>
          </table:table-cell>
          <table:table-cell office:value-type="float" office:value="12223421">
            <text:p>12223421</text:p>
          </table:table-cell>
          <table:table-cell/>
        </table:table-row>
        <table:table-row table:style-name="ro1">
          <table:table-cell office:value-type="string">
            <text:p>emphasis</text:p>
          </table:table-cell>
          <table:table-cell office:value-type="float" office:value="19622923">
            <text:p>19622923</text:p>
          </table:table-cell>
          <table:table-cell/>
        </table:table-row>
        <table:table-row table:style-name="ro1">
          <table:table-cell office:value-type="string">
            <text:p>p</text:p>
          </table:table-cell>
          <table:table-cell office:value-type="float" office:value="438839849">
            <text:p>438839849</text:p>
          </table:table-cell>
          <table:table-cell/>
        </table:table-row>
      </table:table>
      <table:table table:name="Sizes" table:style-name="ta1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row table:style-name="ro1">
          <table:table-cell table:style-name="ce2" office:value-type="string">
            <text:p>Files</text:p>
          </table:table-cell>
          <table:table-cell table:style-name="ce2" office:value-type="string">
            <text:p>raw</text:p>
          </table:table-cell>
          <table:table-cell table:style-name="ce2" office:value-type="string">
            <text:p>compressed</text:p>
          </table:table-cell>
          <table:table-cell/>
        </table:table-row>
        <table:table-row table:style-name="ro1">
          <table:table-cell office:value-type="float" office:value="22807">
            <text:p>22 807</text:p>
          </table:table-cell>
          <table:table-cell office:value-type="float" office:value="4297621078">
            <text:p>4 297 621 078</text:p>
          </table:table-cell>
          <table:table-cell office:value-type="float" office:value="1728400604">
            <text:p>1 728 400 604</text:p>
          </table:table-cell>
          <table:table-cell/>
        </table:table-row>
        <table:table-row table:style-name="ro1">
          <table:table-cell office:value-type="float" office:value="24396">
            <text:p>24 396</text:p>
          </table:table-cell>
          <table:table-cell office:value-type="float" office:value="4297366037">
            <text:p>4 297 366 037</text:p>
          </table:table-cell>
          <table:table-cell office:value-type="float" office:value="1725886356">
            <text:p>1 725 886 356</text:p>
          </table:table-cell>
          <table:table-cell/>
        </table:table-row>
        <table:table-row table:style-name="ro1">
          <table:table-cell office:value-type="float" office:value="8135">
            <text:p>8 135</text:p>
          </table:table-cell>
          <table:table-cell office:value-type="float" office:value="4295662448">
            <text:p>4 295 662 448</text:p>
          </table:table-cell>
          <table:table-cell office:value-type="float" office:value="1708070472">
            <text:p>1 708 070 472</text:p>
          </table:table-cell>
          <table:table-cell/>
        </table:table-row>
        <table:table-row table:style-name="ro1">
          <table:table-cell office:value-type="float" office:value="7141">
            <text:p>7 141</text:p>
          </table:table-cell>
          <table:table-cell office:value-type="float" office:value="4294712366">
            <text:p>4 294 712 366</text:p>
          </table:table-cell>
          <table:table-cell office:value-type="float" office:value="1746888515">
            <text:p>1 746 888 515</text:p>
          </table:table-cell>
          <table:table-cell/>
        </table:table-row>
        <table:table-row table:style-name="ro1">
          <table:table-cell office:value-type="float" office:value="7784">
            <text:p>7 784</text:p>
          </table:table-cell>
          <table:table-cell office:value-type="float" office:value="4295952506">
            <text:p>4 295 952 506</text:p>
          </table:table-cell>
          <table:table-cell office:value-type="float" office:value="1884144243">
            <text:p>1 884 144 243</text:p>
          </table:table-cell>
          <table:table-cell/>
        </table:table-row>
        <table:table-row table:style-name="ro1">
          <table:table-cell office:value-type="float" office:value="6643">
            <text:p>6 643</text:p>
          </table:table-cell>
          <table:table-cell office:value-type="float" office:value="4295242923">
            <text:p>4 295 242 923</text:p>
          </table:table-cell>
          <table:table-cell office:value-type="float" office:value="1735452631">
            <text:p>1 735 452 631</text:p>
          </table:table-cell>
          <table:table-cell/>
        </table:table-row>
        <table:table-row table:style-name="ro1">
          <table:table-cell office:value-type="float" office:value="5519">
            <text:p>5 519</text:p>
          </table:table-cell>
          <table:table-cell office:value-type="float" office:value="4295755887">
            <text:p>4 295 755 887</text:p>
          </table:table-cell>
          <table:table-cell office:value-type="float" office:value="1623700710">
            <text:p>1 623 700 710</text:p>
          </table:table-cell>
          <table:table-cell/>
        </table:table-row>
        <table:table-row table:style-name="ro1">
          <table:table-cell office:value-type="float" office:value="6190">
            <text:p>6 190</text:p>
          </table:table-cell>
          <table:table-cell office:value-type="float" office:value="4295511897">
            <text:p>4 295 511 897</text:p>
          </table:table-cell>
          <table:table-cell office:value-type="float" office:value="1878421608">
            <text:p>1 878 421 608</text:p>
          </table:table-cell>
          <table:table-cell/>
        </table:table-row>
        <table:table-row table:style-name="ro1">
          <table:table-cell office:value-type="float" office:value="5901">
            <text:p>5 901</text:p>
          </table:table-cell>
          <table:table-cell office:value-type="float" office:value="4293410368">
            <text:p>4 293 410 368</text:p>
          </table:table-cell>
          <table:table-cell office:value-type="float" office:value="1784563484">
            <text:p>1 784 563 484</text:p>
          </table:table-cell>
          <table:table-cell/>
        </table:table-row>
        <table:table-row table:style-name="ro1">
          <table:table-cell office:value-type="float" office:value="4309">
            <text:p>4 309</text:p>
          </table:table-cell>
          <table:table-cell office:value-type="float" office:value="3284391565">
            <text:p>3 284 391 565</text:p>
          </table:table-cell>
          <table:table-cell office:value-type="float" office:value="1390679972">
            <text:p>1 390 679 972</text:p>
          </table:table-cell>
          <table:table-cell/>
        </table:table-row>
        <table:table-row table:style-name="ro1">
          <table:table-cell office:value-type="float" office:value="5199">
            <text:p>5 199</text:p>
          </table:table-cell>
          <table:table-cell office:value-type="float" office:value="4296704853">
            <text:p>4 296 704 853</text:p>
          </table:table-cell>
          <table:table-cell office:value-type="float" office:value="2296444143">
            <text:p>2 296 444 143</text:p>
          </table:table-cell>
          <table:table-cell/>
        </table:table-row>
        <table:table-row table:style-name="ro1">
          <table:table-cell office:value-type="float" office:value="3382">
            <text:p>3 382</text:p>
          </table:table-cell>
          <table:table-cell office:value-type="float" office:value="2530370864">
            <text:p>2 530 370 864</text:p>
          </table:table-cell>
          <table:table-cell office:value-type="float" office:value="1042831371">
            <text:p>1 042 831 371</text:p>
          </table:table-cell>
          <table:table-cell/>
        </table:table-row>
        <table:table-row table:style-name="ro1">
          <table:table-cell office:value-type="float" office:value="2837">
            <text:p>2 837</text:p>
          </table:table-cell>
          <table:table-cell office:value-type="float" office:value="2177628745">
            <text:p>2 177 628 745</text:p>
          </table:table-cell>
          <table:table-cell office:value-type="float" office:value="890725101">
            <text:p>890 725 101</text:p>
          </table:table-cell>
          <table:table-cell/>
        </table:table-row>
        <table:table-row table:style-name="ro1">
          <table:table-cell office:value-type="float" office:value="3427">
            <text:p>3 427</text:p>
          </table:table-cell>
          <table:table-cell office:value-type="float" office:value="3352263256">
            <text:p>3 352 263 256</text:p>
          </table:table-cell>
          <table:table-cell office:value-type="float" office:value="1523941454">
            <text:p>1 523 941 454</text:p>
          </table:table-cell>
          <table:table-cell/>
        </table:table-row>
        <table:table-row table:style-name="ro1">
          <table:table-cell office:value-type="float" office:value="1937">
            <text:p>1 937</text:p>
          </table:table-cell>
          <table:table-cell office:value-type="float" office:value="2052817137">
            <text:p>2 052 817 137</text:p>
          </table:table-cell>
          <table:table-cell office:value-type="float" office:value="956371200">
            <text:p>956 371 200</text:p>
          </table:table-cell>
          <table:table-cell/>
        </table:table-row>
        <table:table-row table:style-name="ro1">
          <table:table-cell office:value-type="float" office:value="4221">
            <text:p>4 221</text:p>
          </table:table-cell>
          <table:table-cell office:value-type="float" office:value="3492973434">
            <text:p>3 492 973 434</text:p>
          </table:table-cell>
          <table:table-cell office:value-type="float" office:value="1644519201">
            <text:p>1 644 519 201</text:p>
          </table:table-cell>
          <table:table-cell/>
        </table:table-row>
        <table:table-row table:style-name="ro1">
          <table:table-cell office:value-type="float" office:value="2681">
            <text:p>2 681</text:p>
          </table:table-cell>
          <table:table-cell office:value-type="float" office:value="2345017840">
            <text:p>2 345 017 840</text:p>
          </table:table-cell>
          <table:table-cell office:value-type="float" office:value="1069465295">
            <text:p>1 069 465 295</text:p>
          </table:table-cell>
          <table:table-cell/>
        </table:table-row>
        <table:table-row table:style-name="ro1">
          <table:table-cell office:value-type="float" office:value="4323">
            <text:p>4 323</text:p>
          </table:table-cell>
          <table:table-cell office:value-type="float" office:value="3740071023">
            <text:p>3 740 071 023</text:p>
          </table:table-cell>
          <table:table-cell office:value-type="float" office:value="1625301070">
            <text:p>1 625 301 070</text:p>
          </table:table-cell>
          <table:table-cell/>
        </table:table-row>
        <table:table-row table:style-name="ro1">
          <table:table-cell office:value-type="float" office:value="3576">
            <text:p>3 576</text:p>
          </table:table-cell>
          <table:table-cell office:value-type="float" office:value="2997647293">
            <text:p>2 997 647 293</text:p>
          </table:table-cell>
          <table:table-cell office:value-type="float" office:value="1307514091">
            <text:p>1 307 514 091</text:p>
          </table:table-cell>
          <table:table-cell/>
        </table:table-row>
        <table:table-row table:style-name="ro1">
          <table:table-cell office:value-type="float" office:value="4432">
            <text:p>4 432</text:p>
          </table:table-cell>
          <table:table-cell office:value-type="float" office:value="3748000001">
            <text:p>3 748 000 001</text:p>
          </table:table-cell>
          <table:table-cell office:value-type="float" office:value="1680748713">
            <text:p>1 680 748 713</text:p>
          </table:table-cell>
          <table:table-cell/>
        </table:table-row>
        <table:table-row table:style-name="ro1">
          <table:table-cell office:value-type="float" office:value="3702">
            <text:p>3 702</text:p>
          </table:table-cell>
          <table:table-cell office:value-type="float" office:value="3117477487">
            <text:p>3 117 477 487</text:p>
          </table:table-cell>
          <table:table-cell office:value-type="float" office:value="1395121217">
            <text:p>1 395 121 217</text:p>
          </table:table-cell>
          <table:table-cell/>
        </table:table-row>
        <table:table-row table:style-name="ro1">
          <table:table-cell office:value-type="float" office:value="3698">
            <text:p>3 698</text:p>
          </table:table-cell>
          <table:table-cell office:value-type="float" office:value="3084866038">
            <text:p>3 084 866 038</text:p>
          </table:table-cell>
          <table:table-cell office:value-type="float" office:value="1424523510">
            <text:p>1 424 523 510</text:p>
          </table:table-cell>
          <table:table-cell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190314263">
            <text:p>190 314 263</text:p>
          </table:table-cell>
          <table:table-cell office:value-type="float" office:value="98047496">
            <text:p>98 047 496</text:p>
          </table:table-cell>
          <table:table-cell/>
        </table:table-row>
        <table:table-row table:style-name="ro1">
          <table:table-cell office:value-type="float" office:value="3005">
            <text:p>3 005</text:p>
          </table:table-cell>
          <table:table-cell office:value-type="float" office:value="2771236884">
            <text:p>2 771 236 884</text:p>
          </table:table-cell>
          <table:table-cell office:value-type="float" office:value="1204490094">
            <text:p>1 204 490 094</text:p>
          </table:table-cell>
          <table:table-cell/>
        </table:table-row>
        <table:table-row table:style-name="ro1">
          <table:table-cell office:value-type="float" office:value="2540">
            <text:p>2 540</text:p>
          </table:table-cell>
          <table:table-cell office:value-type="float" office:value="2386380207">
            <text:p>2 386 380 207</text:p>
          </table:table-cell>
          <table:table-cell office:value-type="float" office:value="1053787299">
            <text:p>1 053 787 299</text:p>
          </table:table-cell>
          <table:table-cell/>
        </table:table-row>
        <table:table-row table:style-name="ro1">
          <table:table-cell office:value-type="float" office:value="3197">
            <text:p>3 197</text:p>
          </table:table-cell>
          <table:table-cell office:value-type="float" office:value="2726713337">
            <text:p>2 726 713 337</text:p>
          </table:table-cell>
          <table:table-cell office:value-type="float" office:value="1216368424">
            <text:p>1 216 368 424</text:p>
          </table:table-cell>
          <table:table-cell/>
        </table:table-row>
        <table:table-row table:style-name="ro1">
          <table:table-cell office:value-type="float" office:value="2644">
            <text:p>2 644</text:p>
          </table:table-cell>
          <table:table-cell office:value-type="float" office:value="2342853573">
            <text:p>2 342 853 573</text:p>
          </table:table-cell>
          <table:table-cell office:value-type="float" office:value="1061794285">
            <text:p>1 061 794 285</text:p>
          </table:table-cell>
          <table:table-cell/>
        </table:table-row>
        <table:table-row table:style-name="ro1">
          <table:table-cell office:value-type="float" office:value="2693">
            <text:p>2 693</text:p>
          </table:table-cell>
          <table:table-cell office:value-type="float" office:value="2849209909">
            <text:p>2 849 209 909</text:p>
          </table:table-cell>
          <table:table-cell office:value-type="float" office:value="1385696291">
            <text:p>1 385 696 291</text:p>
          </table:table-cell>
          <table:table-cell/>
        </table:table-row>
        <table:table-row table:style-name="ro1">
          <table:table-cell office:value-type="float" office:value="4063">
            <text:p>4 063</text:p>
          </table:table-cell>
          <table:table-cell office:value-type="float" office:value="3226367839">
            <text:p>3 226 367 839</text:p>
          </table:table-cell>
          <table:table-cell office:value-type="float" office:value="1474098582">
            <text:p>1 474 098 582</text:p>
          </table:table-cell>
          <table:table-cell/>
        </table:table-row>
        <table:table-row table:style-name="ro1">
          <table:table-cell office:value-type="float" office:value="3528">
            <text:p>3 528</text:p>
          </table:table-cell>
          <table:table-cell office:value-type="float" office:value="2788492747">
            <text:p>2 788 492 747</text:p>
          </table:table-cell>
          <table:table-cell office:value-type="float" office:value="1288886139">
            <text:p>1 288 886 139</text:p>
          </table:table-cell>
          <table:table-cell/>
        </table:table-row>
        <table:table-row table:style-name="ro1">
          <table:table-cell office:value-type="float" office:value="3342">
            <text:p>3 342</text:p>
          </table:table-cell>
          <table:table-cell office:value-type="float" office:value="3080778013">
            <text:p>3 080 778 013</text:p>
          </table:table-cell>
          <table:table-cell office:value-type="float" office:value="1477016074">
            <text:p>1 477 016 074</text:p>
          </table:table-cell>
          <table:table-cell/>
        </table:table-row>
        <table:table-row table:style-name="ro1">
          <table:table-cell office:value-type="float" office:value="5482">
            <text:p>5 482</text:p>
          </table:table-cell>
          <table:table-cell office:value-type="float" office:value="5230697090">
            <text:p>5 230 697 090</text:p>
          </table:table-cell>
          <table:table-cell office:value-type="float" office:value="2451960867">
            <text:p>2 451 960 867</text:p>
          </table:table-cell>
          <table:table-cell/>
        </table:table-row>
        <table:table-row table:style-name="ro1">
          <table:table-cell office:value-type="float" office:value="3467">
            <text:p>3 467</text:p>
          </table:table-cell>
          <table:table-cell office:value-type="float" office:value="3226749353">
            <text:p>3 226 749 353</text:p>
          </table:table-cell>
          <table:table-cell office:value-type="float" office:value="1568953844">
            <text:p>1 568 953 844</text:p>
          </table:table-cell>
          <table:table-cell/>
        </table:table-row>
        <table:table-row table:style-name="ro1">
          <table:table-cell office:value-type="float" office:value="3088">
            <text:p>3 088</text:p>
          </table:table-cell>
          <table:table-cell office:value-type="float" office:value="3073666348">
            <text:p>3 073 666 348</text:p>
          </table:table-cell>
          <table:table-cell office:value-type="float" office:value="1421216638">
            <text:p>1 421 216 638</text:p>
          </table:table-cell>
          <table:table-cell/>
        </table:table-row>
        <table:table-row table:style-name="ro1">
          <table:table-cell office:value-type="float" office:value="2885">
            <text:p>2 885</text:p>
          </table:table-cell>
          <table:table-cell office:value-type="float" office:value="3185207659">
            <text:p>3 185 207 659</text:p>
          </table:table-cell>
          <table:table-cell office:value-type="float" office:value="1489435556">
            <text:p>1 489 435 556</text:p>
          </table:table-cell>
          <table:table-cell/>
        </table:table-row>
        <table:table-row table:style-name="ro1">
          <table:table-cell office:value-type="float" office:value="2963">
            <text:p>2 963</text:p>
          </table:table-cell>
          <table:table-cell office:value-type="float" office:value="3003855436">
            <text:p>3 003 855 436</text:p>
          </table:table-cell>
          <table:table-cell office:value-type="float" office:value="1351373568">
            <text:p>1 351 373 568</text:p>
          </table:table-cell>
          <table:table-cell/>
        </table:table-row>
        <table:table-row table:style-name="ro1">
          <table:table-cell office:value-type="float" office:value="2943">
            <text:p>2 943</text:p>
          </table:table-cell>
          <table:table-cell office:value-type="float" office:value="3075027202">
            <text:p>3 075 027 202</text:p>
          </table:table-cell>
          <table:table-cell office:value-type="float" office:value="1533130579">
            <text:p>1 533 130 579</text:p>
          </table:table-cell>
          <table:table-cell/>
        </table:table-row>
        <table:table-row table:style-name="ro1">
          <table:table-cell office:value-type="float" office:value="2950">
            <text:p>2 950</text:p>
          </table:table-cell>
          <table:table-cell office:value-type="float" office:value="3440530175">
            <text:p>3 440 530 175</text:p>
          </table:table-cell>
          <table:table-cell office:value-type="float" office:value="1709750850">
            <text:p>1 709 750 850</text:p>
          </table:table-cell>
          <table:table-cell/>
        </table:table-row>
        <table:table-row table:style-name="ro1">
          <table:table-cell office:value-type="float" office:value="3319">
            <text:p>3 319</text:p>
          </table:table-cell>
          <table:table-cell office:value-type="float" office:value="3652221067">
            <text:p>3 652 221 067</text:p>
          </table:table-cell>
          <table:table-cell office:value-type="float" office:value="1820465444">
            <text:p>1 820 465 444</text:p>
          </table:table-cell>
          <table:table-cell/>
        </table:table-row>
        <table:table-row table:style-name="ro1">
          <table:table-cell office:value-type="float" office:value="3500">
            <text:p>3 500</text:p>
          </table:table-cell>
          <table:table-cell office:value-type="float" office:value="3494579885">
            <text:p>3 494 579 885</text:p>
          </table:table-cell>
          <table:table-cell office:value-type="float" office:value="1613425219">
            <text:p>1 613 425 219</text:p>
          </table:table-cell>
          <table:table-cell/>
        </table:table-row>
        <table:table-row table:style-name="ro1">
          <table:table-cell office:value-type="float" office:value="3326">
            <text:p>3 326</text:p>
          </table:table-cell>
          <table:table-cell office:value-type="float" office:value="3310455211">
            <text:p>3 310 455 211</text:p>
          </table:table-cell>
          <table:table-cell office:value-type="float" office:value="1574015077">
            <text:p>1 574 015 077</text:p>
          </table:table-cell>
          <table:table-cell/>
        </table:table-row>
        <table:table-row table:style-name="ro1">
          <table:table-cell office:value-type="float" office:value="3164">
            <text:p>3 164</text:p>
          </table:table-cell>
          <table:table-cell office:value-type="float" office:value="3376447159">
            <text:p>3 376 447 159</text:p>
          </table:table-cell>
          <table:table-cell office:value-type="float" office:value="1606325182">
            <text:p>1 606 325 182</text:p>
          </table:table-cell>
          <table:table-cell/>
        </table:table-row>
        <table:table-row table:style-name="ro1">
          <table:table-cell office:value-type="float" office:value="2852">
            <text:p>2 852</text:p>
          </table:table-cell>
          <table:table-cell office:value-type="float" office:value="3218058608">
            <text:p>3 218 058 608</text:p>
          </table:table-cell>
          <table:table-cell office:value-type="float" office:value="1485584456">
            <text:p>1 485 584 456</text:p>
          </table:table-cell>
          <table:table-cell/>
        </table:table-row>
        <table:table-row table:style-name="ro1">
          <table:table-cell office:value-type="float" office:value="3612">
            <text:p>3 612</text:p>
          </table:table-cell>
          <table:table-cell office:value-type="float" office:value="3827559052">
            <text:p>3 827 559 052</text:p>
          </table:table-cell>
          <table:table-cell office:value-type="float" office:value="1808339534">
            <text:p>1 808 339 534</text:p>
          </table:table-cell>
          <table:table-cell/>
        </table:table-row>
        <table:table-row table:style-name="ro1">
          <table:table-cell office:value-type="float" office:value="3641">
            <text:p>3 641</text:p>
          </table:table-cell>
          <table:table-cell office:value-type="float" office:value="4223759495">
            <text:p>4 223 759 495</text:p>
          </table:table-cell>
          <table:table-cell office:value-type="float" office:value="2034276613">
            <text:p>2 034 276 613</text:p>
          </table:table-cell>
          <table:table-cell/>
        </table:table-row>
        <table:table-row table:style-name="ro1">
          <table:table-cell office:value-type="float" office:value="2543">
            <text:p>2 543</text:p>
          </table:table-cell>
          <table:table-cell office:value-type="float" office:value="3022629338">
            <text:p>3 022 629 338</text:p>
          </table:table-cell>
          <table:table-cell office:value-type="float" office:value="1495144394">
            <text:p>1 495 144 394</text:p>
          </table:table-cell>
          <table:table-cell/>
        </table:table-row>
        <table:table-row table:style-name="ro1">
          <table:table-cell office:value-type="float" office:value="4273">
            <text:p>4 273</text:p>
          </table:table-cell>
          <table:table-cell office:value-type="float" office:value="4241710612">
            <text:p>4 241 710 612</text:p>
          </table:table-cell>
          <table:table-cell office:value-type="float" office:value="2066030165">
            <text:p>2 066 030 165</text:p>
          </table:table-cell>
          <table:table-cell/>
        </table:table-row>
        <table:table-row table:style-name="ro1">
          <table:table-cell office:value-type="float" office:value="3693">
            <text:p>3 693</text:p>
          </table:table-cell>
          <table:table-cell office:value-type="float" office:value="4072733195">
            <text:p>4 072 733 195</text:p>
          </table:table-cell>
          <table:table-cell office:value-type="float" office:value="2007905709">
            <text:p>2 007 905 709</text:p>
          </table:table-cell>
          <table:table-cell/>
        </table:table-row>
        <table:table-row table:style-name="ro1">
          <table:table-cell office:value-type="float" office:value="2426">
            <text:p>2 426</text:p>
          </table:table-cell>
          <table:table-cell office:value-type="float" office:value="2614876409">
            <text:p>2 614 876 409</text:p>
          </table:table-cell>
          <table:table-cell office:value-type="float" office:value="1242666324">
            <text:p>1 242 666 324</text:p>
          </table:table-cell>
          <table:table-cell/>
        </table:table-row>
        <table:table-row table:style-name="ro1">
          <table:table-cell office:value-type="float" office:value="630">
            <text:p>630</text:p>
          </table:table-cell>
          <table:table-cell office:value-type="float" office:value="673722439">
            <text:p>673 722 439</text:p>
          </table:table-cell>
          <table:table-cell office:value-type="float" office:value="334627458">
            <text:p>334 627 458</text:p>
          </table:table-cell>
          <table:table-cell/>
        </table:table-row>
        <table:table-row table:style-name="ro1">
          <table:table-cell office:value-type="float" office:value="1698">
            <text:p>1 698</text:p>
          </table:table-cell>
          <table:table-cell office:value-type="float" office:value="1954308861">
            <text:p>1 954 308 861</text:p>
          </table:table-cell>
          <table:table-cell office:value-type="float" office:value="948828115">
            <text:p>948 828 115</text:p>
          </table:table-cell>
          <table:table-cell/>
        </table:table-row>
        <table:table-row table:style-name="ro1">
          <table:table-cell office:value-type="float" office:value="587">
            <text:p>587</text:p>
          </table:table-cell>
          <table:table-cell office:value-type="float" office:value="620421269">
            <text:p>620 421 269</text:p>
          </table:table-cell>
          <table:table-cell office:value-type="float" office:value="288740665">
            <text:p>288 740 665</text:p>
          </table:table-cell>
          <table:table-cell/>
        </table:table-row>
        <table:table-row table:style-name="ro1">
          <table:table-cell office:value-type="float" office:value="2312">
            <text:p>2 312</text:p>
          </table:table-cell>
          <table:table-cell office:value-type="float" office:value="2748476916">
            <text:p>2 748 476 916</text:p>
          </table:table-cell>
          <table:table-cell office:value-type="float" office:value="1369447028">
            <text:p>1 369 447 028</text:p>
          </table:table-cell>
          <table:table-cell/>
        </table:table-row>
        <table:table-row table:style-name="ro1">
          <table:table-cell office:value-type="float" office:value="3354">
            <text:p>3 354</text:p>
          </table:table-cell>
          <table:table-cell office:value-type="float" office:value="4324697060">
            <text:p>4 324 697 060</text:p>
          </table:table-cell>
          <table:table-cell office:value-type="float" office:value="2171351875">
            <text:p>2 171 351 875</text:p>
          </table:table-cell>
          <table:table-cell/>
        </table:table-row>
        <table:table-row table:style-name="ro1">
          <table:table-cell office:value-type="float" office:value="3458">
            <text:p>3 458</text:p>
          </table:table-cell>
          <table:table-cell office:value-type="float" office:value="5168017297">
            <text:p>5 168 017 297</text:p>
          </table:table-cell>
          <table:table-cell office:value-type="float" office:value="2773336891">
            <text:p>2 773 336 891</text:p>
          </table:table-cell>
          <table:table-cell/>
        </table:table-row>
        <table:table-row table:style-name="ro1">
          <table:table-cell office:value-type="float" office:value="2814">
            <text:p>2 814</text:p>
          </table:table-cell>
          <table:table-cell office:value-type="float" office:value="3885069142">
            <text:p>3 885 069 142</text:p>
          </table:table-cell>
          <table:table-cell office:value-type="float" office:value="1999706927">
            <text:p>1 999 706 927</text:p>
          </table:table-cell>
          <table:table-cell/>
        </table:table-row>
        <table:table-row table:style-name="ro1">
          <table:table-cell table:style-name="ce4" table:formula="of:=SUM([.A2:.A57])" office:value-type="float" office:value="242525">
            <text:p>242 525</text:p>
          </table:table-cell>
          <table:table-cell table:style-name="ce4" table:formula="of:=SUM([.B2:.B57])" office:value-type="float" office:value="183909288096">
            <text:p>183 909 288 096</text:p>
          </table:table-cell>
          <table:table-cell table:style-name="ce4" table:formula="of:=SUM([.C2:.C57])" office:value-type="float" office:value="84489938623">
            <text:p>84 489 938 623</text:p>
          </table:table-cell>
          <table:table-cell table:style-name="ce5" table:formula="of:=[.C58]/[.B58]" office:value-type="percentage" office:value="0.459410938390978">
            <text:p>46%</text:p>
          </table:table-cell>
        </table:table-row>
        <table:table-row table:style-name="ro1" table:number-rows-repeated="1048517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1" table:target-range-address="Result.A1:Result.B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1">00.00.0000</text:date>, <text:time style:data-style-name="N2" text:time-value="0000-00-00T23:31:55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3T18:44:30</meta:creation-date>
    <dc:date>2013-03-11T23:40:04</dc:date>
    <meta:editing-duration>PT27M18S</meta:editing-duration>
    <meta:editing-cycles>7</meta:editing-cycles>
    <meta:generator>LibreOffice/3.6$Linux_x86 LibreOffice_project/360m1$Build-2</meta:generator>
    <meta:document-statistic meta:table-count="3" meta:cell-count="421" meta:object-count="0"/>
  </office:meta>
</office:document-meta>
</file>